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in" fo:margin-left="0.1188in" fo:margin-right="0.5736in" table:align="margins"/>
    </style:style>
    <style:style style:name="Table3.A" style:family="table-column">
      <style:table-column-properties style:column-width="1.2806in" style:rel-column-width="1844*"/>
    </style:style>
    <style:style style:name="Table3.B" style:family="table-column">
      <style:table-column-properties style:column-width="2.7611in" style:rel-column-width="3976*"/>
    </style:style>
    <style:style style:name="Table3.C" style:family="table-column">
      <style:table-column-properties style:column-width="0.8847in" style:rel-column-width="1274*"/>
    </style:style>
    <style:style style:name="Table3.D" style:family="table-column">
      <style:table-column-properties style:column-width="1.0708in" style:rel-column-width="1542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ext_20_body_20_indent_20_2">
      <style:text-properties fo:language="en" fo:country="non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style:language-asian="zh" style:country-asian="TW"/>
    </style:style>
    <style:style style:name="T5" style:family="text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ScrollEvent</text:h>
      <text:p text:style-name="P5"><text:span text:style-name="T3">Represents an event caused by that user is scrolling or has scrolled at the client.</text:span> </text:p>
      <text:p text:style-name="Text_20_body_20_indent_20_2"><text:span text:style-name="Source_20_Text"><text:span text:style-name="T3">ScrollEvent</text:span></text:span><text:span text:style-name="T3"> will be sent wih name as "</text:span><text:span text:style-name="Source_20_Text"><text:span text:style-name="T3">onScroll</text:span></text:span><text:span text:style-name="T3">" after </text:span><text:span text:style-name="Source_20_Text"><text:span text:style-name="T3">setCurposByClient(int)</text:span></text:span><text:span text:style-name="T3"> is called to notify application developers that it is called by user (rather than by codes).</text:span></text:p>
      <text:p text:style-name="Text_20_body_20_indent_20_2"><text:span text:style-name="T3">For components that might also support ScrollEvent with "</text:span><text:span text:style-name="Source_20_Text"><text:span text:style-name="T3">onScrolling</text:span></text:span><text:span text:style-name="T3">". It is used to notified the server that user is changing its content (changing is on progress and not finished).</text:span></text:p>
      <text:p text:style-name="Text_20_body_20_indent_20_2"><text:span text:style-name="T3">The com</text:span><text:span text:style-name="T4">ponents which are supported this event are: </text:span><text:a xlink:type="simple" xlink:href="../Slider.xml"><text:span text:style-name="Source_20_Text"><text:span text:style-name="T4">org.zkoss.zul.Slider</text:span></text:span></text:a><text:span text:style-name="T4">.</text:span></text:p>
      <text:p text:style-name="P4"/>
      <text:h text:style-name="P1" text:outline-level="4">Class Name</text:h>
      <text:p text:style-name="P10"><text:span text:style-name="Source_20_Text"><text:span text:style-name="T1">org.zkoss.zk.ui.event.Scroll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7">Data Type</text:p>
            </table:table-cell>
            <table:table-cell table:style-name="Table3.D1" office:value-type="string">
              <text:p text:style-name="P7">Values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Pos</text:span></text:p>
          </table:table-cell>
          <table:table-cell table:style-name="Table3.A2" office:value-type="string">
            <text:p text:style-name="Table_20_Contents">Returns the position. <text:s/></text:p>
          </table:table-cell>
          <table:table-cell table:style-name="Table3.A2" office:value-type="string">
            <text:p text:style-name="P6"><text:span text:style-name="Source_20_Text">int</text:span></text:p>
          </table:table-cell>
          <table:table-cell table:style-name="Table3.D2" office:value-type="string">
            <text:p text:style-name="P6"/>
          </table:table-cell>
        </table:table-row>
      </table:table>
      <text:h text:style-name="P3" text:outline-level="4"/>
      <text:h text:style-name="P2" text:outline-level="4"><text:span text:style-name="T5">Inherited</text:span> <text:span text:style-name="T6">From </text:span>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</text:span></text:span></text:a></text:p>
          </table:table-cell>
        </table:table-row>
      </table:table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9T15:50:42</dc:date>
    <dc:language>en-US</dc:language>
    <meta:editing-cycles>20</meta:editing-cycles>
    <meta:editing-duration>PT1H9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100" meta:character-count="686"/>
  </office:meta>
</office:document-meta>
</file>